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 Is ‘Baz’</text:p>
      <text:p text:style-name="Author">An Author</text:p>
      <text:p text:style-name="Date">23 February 2019 baz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id___h1_2"/>Section in simple include<text:bookmark-end text:name="id___h1_2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id___h1_3"/>Section in recursive include<text:bookmark-end text:name="id___h1_3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id___h2_1"/>Subsection in recursive include<text:bookmark-end text:name="id___h2_1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id___h1_4"/>Second section in simple include<text:bookmark-end text:name="id___h1_4"/></text:h>
      <text:p text:style-name="First_20_paragraph">Test text.</text:p>
      <text:p text:style-name="Text_20_body">Text after simple include.</text:p>
      <text:h text:style-name="Heading_20_2" text:outline-level="2"><text:bookmark-start text:name="id___h2_2"/>Subsection<text:bookmark-end text:name="id___h2_2"/></text:h>
      <text:p text:style-name="First_20_paragraph">This is a new paragraph. This text is <text:span text:style-name="T5">Small Caps</text:span>.</text:p>
      <text:h text:style-name="Heading_20_1" text:outline-level="1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reformatted_20_Text">
<text:span text:style-name="CommentTok"># Code blocks aren't spellchecked: quux</text:span>
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 baz</meta:user-defined>
    <meta:user-defined meta:name="source-hash" meta:value-type="string">117f7bb3aeb5d7c200c762e9f4c475a9</meta:user-defined>
    <meta:user-defined meta:name="version" meta:value-type="string">reproducible</meta:user-defined>
  </office:meta>
</office:document-meta>
</file>